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4Import.isSatisfied( R4Export expor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4Import.isHighInclus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4Import.R4Import( R4Package pk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4Import.R4Import( String name , R4Directive [ ] directives , R4Attribute [ ] attr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R4Import.isOptio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4Import.doAttributesMatch( R4Export export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5">
            <text:p text:style-name="Table_20_Contents">15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R4Import.getVersionHig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4Import.isLowInclus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